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6bd0c" officeooo:paragraph-rsid="0016bd0c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Courier New" officeooo:rsid="0019817c" officeooo:paragraph-rsid="0019817c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6fd01" officeooo:paragraph-rsid="0016fd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 style:list-style-name="L1">
      <style:text-properties officeooo:rsid="0016fd01" officeooo:paragraph-rsid="0016fd01"/>
    </style:style>
    <style:style style:name="P5" style:family="paragraph" style:parent-style-name="Standard" style:list-style-name="L1">
      <style:text-properties officeooo:rsid="001846ba" officeooo:paragraph-rsid="001846ba"/>
    </style:style>
    <style:style style:name="P6" style:family="paragraph" style:parent-style-name="Standard">
      <style:text-properties fo:font-weight="normal" officeooo:rsid="001846ba" officeooo:paragraph-rsid="001846ba" style:font-weight-asian="normal" style:font-weight-complex="normal"/>
    </style:style>
    <style:style style:name="P7" style:family="paragraph" style:parent-style-name="Standard" style:list-style-name="L2">
      <style:text-properties style:font-name="Liberation Serif" officeooo:rsid="001b71a8" officeooo:paragraph-rsid="001b71a8"/>
    </style:style>
    <style:style style:name="P8" style:family="paragraph" style:parent-style-name="Standard" style:list-style-name="L2">
      <style:text-properties style:font-name="Liberation Serif" officeooo:rsid="001c25da" officeooo:paragraph-rsid="001c25da"/>
    </style:style>
    <style:style style:name="P9" style:family="paragraph" style:parent-style-name="Standard" style:list-style-name="L2">
      <style:text-properties style:font-name="Liberation Serif" officeooo:rsid="001dceb6" officeooo:paragraph-rsid="001dceb6"/>
    </style:style>
    <style:style style:name="P10" style:family="paragraph" style:parent-style-name="Standard">
      <style:text-properties style:font-name="Liberation Serif" fo:font-weight="normal" officeooo:rsid="001f835b" officeooo:paragraph-rsid="001f835b" style:font-weight-asian="normal" style:font-weight-complex="normal"/>
    </style:style>
    <style:style style:name="P11" style:family="paragraph" style:parent-style-name="Standard">
      <style:text-properties style:font-name="Liberation Serif" fo:font-weight="bold" officeooo:rsid="002017a0" officeooo:paragraph-rsid="002017a0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f835b" officeooo:paragraph-rsid="001f835b" style:font-weight-asian="bold" style:font-weight-complex="bold"/>
    </style:style>
    <style:style style:name="P13" style:family="paragraph" style:parent-style-name="Standard" style:list-style-name="L3">
      <style:text-properties style:font-name="Liberation Serif" fo:font-weight="bold" officeooo:rsid="00240cf7" officeooo:paragraph-rsid="00240cf7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273e1c" officeooo:paragraph-rsid="00273e1c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29302b" officeooo:paragraph-rsid="0029302b" style:font-weight-asian="bold" style:font-weight-complex="bold"/>
    </style:style>
    <style:style style:name="P16" style:family="paragraph" style:parent-style-name="Standard" style:list-style-name="L4">
      <style:text-properties style:font-name="Liberation Serif" fo:font-weight="bold" officeooo:rsid="002ad8c1" officeooo:paragraph-rsid="002ad8c1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2ad8c1" officeooo:paragraph-rsid="002ad8c1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2b5af7" officeooo:paragraph-rsid="002b5af7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2cc543" officeooo:paragraph-rsid="002cc543" style:font-weight-asian="bold" style:font-weight-complex="bold"/>
    </style:style>
    <style:style style:name="P20" style:family="paragraph" style:parent-style-name="Standard">
      <style:text-properties style:font-name="Liberation Serif" fo:font-weight="bold" officeooo:rsid="002ce543" officeooo:paragraph-rsid="002ce543" style:font-weight-asian="bold" style:font-weight-complex="bold"/>
    </style:style>
    <style:style style:name="P21" style:family="paragraph" style:parent-style-name="Standard" style:list-style-name="L5">
      <style:text-properties style:font-name="Liberation Serif" fo:font-weight="bold" officeooo:rsid="002fbf2b" officeooo:paragraph-rsid="002fbf2b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2fbf2b" officeooo:paragraph-rsid="002fbf2b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2fe263" officeooo:paragraph-rsid="002fe263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30a52f" officeooo:paragraph-rsid="0030a52f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317a4d" officeooo:paragraph-rsid="00317a4d" style:font-weight-asian="bold" style:font-weight-complex="bold"/>
    </style:style>
    <style:style style:name="P26" style:family="paragraph" style:parent-style-name="Standard" style:list-style-name="L6">
      <style:text-properties style:font-name="Liberation Serif" fo:font-weight="bold" officeooo:rsid="0032e22a" officeooo:paragraph-rsid="0032e22a" style:font-weight-asian="bold" style:font-weight-complex="bold"/>
    </style:style>
    <style:style style:name="P27" style:family="paragraph" style:parent-style-name="Standard" style:list-style-name="L6">
      <style:text-properties style:font-name="Liberation Serif" fo:font-weight="bold" officeooo:rsid="00342802" officeooo:paragraph-rsid="00342802" style:font-weight-asian="bold" style:font-weight-complex="bold"/>
    </style:style>
    <style:style style:name="P28" style:family="paragraph" style:parent-style-name="Standard">
      <style:text-properties style:font-name="Liberation Serif" fo:font-weight="bold" officeooo:rsid="00342802" officeooo:paragraph-rsid="00342802" style:font-weight-asian="bold" style:font-weight-complex="bold"/>
    </style:style>
    <style:style style:name="P29" style:family="paragraph" style:parent-style-name="Standard">
      <style:text-properties style:font-name="Liberation Serif" fo:font-weight="bold" officeooo:rsid="00343037" officeooo:paragraph-rsid="00343037" style:font-weight-asian="bold" style:font-weight-complex="bold"/>
    </style:style>
    <style:style style:name="P30" style:family="paragraph" style:parent-style-name="Standard">
      <style:text-properties style:font-name="Liberation Serif" fo:font-weight="bold" officeooo:rsid="0034ac8c" officeooo:paragraph-rsid="0034ac8c" style:font-weight-asian="bold" style:font-weight-complex="bold"/>
    </style:style>
    <style:style style:name="P31" style:family="paragraph" style:parent-style-name="Standard" style:list-style-name="L7">
      <style:text-properties style:font-name="Liberation Serif" fo:font-weight="bold" officeooo:rsid="0034ac8c" officeooo:paragraph-rsid="0034ac8c" style:font-weight-asian="bold" style:font-weight-complex="bold"/>
    </style:style>
    <style:style style:name="P32" style:family="paragraph" style:parent-style-name="Standard">
      <style:text-properties style:font-name="Liberation Serif" fo:font-weight="bold" officeooo:rsid="00352696" officeooo:paragraph-rsid="00352696" style:font-weight-asian="bold" style:font-weight-complex="bold"/>
    </style:style>
    <style:style style:name="P33" style:family="paragraph" style:parent-style-name="Standard" style:list-style-name="L8">
      <style:text-properties style:font-name="Liberation Serif" fo:font-weight="bold" officeooo:rsid="00352696" officeooo:paragraph-rsid="00352696" style:font-weight-asian="bold" style:font-weight-complex="bold"/>
    </style:style>
    <style:style style:name="P34" style:family="paragraph" style:parent-style-name="Standard" style:list-style-name="L9">
      <style:text-properties style:font-name="Liberation Serif" fo:font-weight="bold" officeooo:rsid="0037123c" officeooo:paragraph-rsid="0037123c" style:font-weight-asian="bold" style:font-weight-complex="bold"/>
    </style:style>
    <style:style style:name="P35" style:family="paragraph" style:parent-style-name="Standard">
      <style:text-properties style:font-name="Liberation Serif" fo:font-weight="bold" officeooo:rsid="003892ef" officeooo:paragraph-rsid="003892ef" style:font-weight-asian="bold" style:font-weight-complex="bold"/>
    </style:style>
    <style:style style:name="P36" style:family="paragraph" style:parent-style-name="Standard">
      <style:text-properties style:font-name="Liberation Serif" fo:font-weight="bold" officeooo:rsid="0038a436" officeooo:paragraph-rsid="0038a436" style:font-weight-asian="bold" style:font-weight-complex="bold"/>
    </style:style>
    <style:style style:name="P37" style:family="paragraph" style:parent-style-name="Standard">
      <style:text-properties style:font-name="Liberation Serif" fo:font-weight="bold" officeooo:rsid="0039c4fa" officeooo:paragraph-rsid="0039c4fa" style:font-weight-asian="bold" style:font-weight-complex="bold"/>
    </style:style>
    <style:style style:name="P38" style:family="paragraph" style:parent-style-name="Standard">
      <style:text-properties style:font-name="Liberation Serif" fo:font-weight="bold" officeooo:rsid="0039e061" officeooo:paragraph-rsid="0039e061" style:font-weight-asian="bold" style:font-weight-complex="bold"/>
    </style:style>
    <style:style style:name="P39" style:family="paragraph" style:parent-style-name="Standard" style:list-style-name="L10">
      <style:text-properties style:font-name="Liberation Serif" fo:font-weight="bold" officeooo:rsid="003c0754" officeooo:paragraph-rsid="003c0754" style:font-weight-asian="bold" style:font-weight-complex="bold"/>
    </style:style>
    <style:style style:name="P40" style:family="paragraph" style:parent-style-name="Standard" style:list-style-name="L10">
      <style:text-properties style:font-name="Liberation Serif" fo:font-weight="bold" officeooo:rsid="003ccca0" officeooo:paragraph-rsid="003ccca0" style:font-weight-asian="bold" style:font-weight-complex="bold"/>
    </style:style>
    <style:style style:name="P41" style:family="paragraph" style:parent-style-name="Standard">
      <style:text-properties style:font-name="Liberation Serif" fo:font-weight="bold" officeooo:rsid="003ccca0" officeooo:paragraph-rsid="003ccca0" style:font-weight-asian="bold" style:font-weight-complex="bold"/>
    </style:style>
    <style:style style:name="P42" style:family="paragraph" style:parent-style-name="Standard">
      <style:text-properties style:font-name="Liberation Serif" fo:font-weight="bold" officeooo:rsid="003dc0c8" officeooo:paragraph-rsid="003dc0c8" style:font-weight-asian="bold" style:font-weight-complex="bold"/>
    </style:style>
    <style:style style:name="P43" style:family="paragraph" style:parent-style-name="Standard">
      <style:text-properties style:font-name="Liberation Serif" fo:font-weight="bold" officeooo:rsid="003e3b37" officeooo:paragraph-rsid="003f1b31" style:font-weight-asian="bold" style:font-weight-complex="bold"/>
    </style:style>
    <style:style style:name="P44" style:family="paragraph" style:parent-style-name="Standard">
      <style:text-properties fo:font-weight="bold" officeooo:rsid="0042e40b" officeooo:paragraph-rsid="0042e40b" style:font-weight-asian="bold" style:font-weight-complex="bold"/>
    </style:style>
    <style:style style:name="P45" style:family="paragraph" style:parent-style-name="Standard" style:list-style-name="L12">
      <style:text-properties fo:font-weight="bold" officeooo:rsid="0042e40b" officeooo:paragraph-rsid="0042e40b" style:font-weight-asian="bold" style:font-weight-complex="bold"/>
    </style:style>
    <style:style style:name="P46" style:family="paragraph" style:parent-style-name="Standard">
      <style:text-properties fo:font-weight="bold" officeooo:rsid="0043e90e" officeooo:paragraph-rsid="0043e90e" style:font-weight-asian="bold" style:font-weight-complex="bold"/>
    </style:style>
    <style:style style:name="P47" style:family="paragraph" style:parent-style-name="Standard" style:list-style-name="L13">
      <style:text-properties fo:font-weight="bold" officeooo:rsid="0045b4d5" officeooo:paragraph-rsid="0045b4d5" style:font-weight-asian="bold" style:font-weight-complex="bold"/>
    </style:style>
    <style:style style:name="P48" style:family="paragraph" style:parent-style-name="Standard">
      <style:text-properties fo:font-weight="bold" officeooo:rsid="0047a59d" officeooo:paragraph-rsid="0047a59d" style:font-weight-asian="bold" style:font-weight-complex="bold"/>
    </style:style>
    <style:style style:name="P49" style:family="paragraph" style:parent-style-name="Standard">
      <style:text-properties officeooo:paragraph-rsid="0038a436"/>
    </style:style>
    <style:style style:name="P50" style:family="paragraph" style:parent-style-name="Standard" style:list-style-name="L11">
      <style:text-properties officeooo:paragraph-rsid="003f1b31"/>
    </style:style>
    <style:style style:name="P51" style:family="paragraph" style:parent-style-name="Standard" style:list-style-name="L11">
      <style:text-properties officeooo:rsid="003f1b31" officeooo:paragraph-rsid="003f1b31"/>
    </style:style>
    <style:style style:name="P52" style:family="paragraph" style:parent-style-name="Standard">
      <style:text-properties officeooo:rsid="003f1b31" officeooo:paragraph-rsid="003f1b31"/>
    </style:style>
    <style:style style:name="P53" style:family="paragraph" style:parent-style-name="Standard">
      <style:text-properties officeooo:rsid="003fca49" officeooo:paragraph-rsid="003fca49"/>
    </style:style>
    <style:style style:name="P54" style:family="paragraph" style:parent-style-name="Standard">
      <style:text-properties officeooo:rsid="0041b225" officeooo:paragraph-rsid="0041b225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19817c" officeooo:paragraph-rsid="0019817c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061" officeooo:paragraph-rsid="00393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31b0c6" officeooo:paragraph-rsid="0031b0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3b32d9" officeooo:paragraph-rsid="003b32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ca0" style:font-weight-asian="bold" style:font-weight-complex="bold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25da" style:font-weight-asian="normal" style:font-weight-complex="normal"/>
    </style:style>
    <style:style style:name="T7" style:family="text">
      <style:text-properties fo:font-weight="normal" officeooo:rsid="001d4ca0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42802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tyle="normal" fo:font-weight="bold" officeooo:rsid="0038a436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38a436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3e3b37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443b21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45b4d5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style:font-style-asian="normal" style:font-style-complex="normal"/>
    </style:style>
    <style:style style:name="T21" style:family="text">
      <style:text-properties style:font-name="Liberation Serif" fo:font-style="normal" officeooo:rsid="00443b21" style:font-style-asian="normal" style:font-style-complex="normal"/>
    </style:style>
    <style:style style:name="T2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">IPTU</text:p>
          </table:table-cell>
        </table:table-row>
      </table:table>
      <text:list xml:id="list3279421202" text:style-name="L1">
        <text:list-item>
          <text:p text:style-name="P4"><text:span text:style-name="T3">alterações na </text:span><text:span text:style-name="T4">BC</text:span><text:span text:style-name="T3"> são exceção à </text:span><text:span text:style-name="T4">noventena</text:span>;</text:p>
        </text:list-item>
        <text:list-item>
          <text:p text:style-name="P4">STF: é defeso ao Município atualizar o IPTU, mediante decreto, em percentual superior ao índice oficial de correção monetária;</text:p>
        </text:list-item>
        <text:list-item>
          <text:p text:style-name="P5">mediante <text:span text:style-name="T1">lei específica</text:span><text:span text:style-name="T5">, o Poder Público municipal pode exigir do proprietário de solo urbano não edificado, subutilizado ou não utilizado, que promova <text:s/>o seu adequado aproveitamento. Caso contrário, entre outras penas, é permitido cobrar o IPTU </text:span><text:span text:style-name="T1">progressivo no tempo</text:span><text:span text:style-name="T5">;</text:span></text:p>
        </text:list-item>
      </text:list>
      <text:p text:style-name="P6"/>
      <text:p text:style-name="P2"><text:span text:style-name="T5">Art. 182, §4º É facultado ao Poder Público municipal, mediante </text:span><text:span text:style-name="T1">lei específica</text:span><text:span text:style-name="T5"> para área incluída no plano diretor, exigir, </text:span><text:span text:style-name="T1">nos termos da lei federal</text:span><text:span text:style-name="T5">, do proprietário do solo urbano não edificado, subutilizado ou não utilizado, que promova seu adequado aproveitamento, sob pena de, </text:span><text:span text:style-name="T1">sucessivamente</text:span><text:span text:style-name="T5">:</text:span></text:p>
      <text:p text:style-name="P55">I – parcelamento ou edificação compulsórios;</text:p>
      <text:p text:style-name="P55">II – IPTU progressivo no tempo;</text:p>
      <text:p text:style-name="P55">III – despropriação com pagamento mediante títulos da dívida pública de emissão previamente aprovada pelo SF, com prazo de resgate de até 10 anos, em parcelas anuais, iguais e sucessivas, assegurados o valor real da indenização e os juros legais.</text:p>
      <text:p text:style-name="P55"/>
      <text:list xml:id="list82713642" text:style-name="L2">
        <text:list-item>
          <text:p text:style-name="P7"><text:span text:style-name="T5">a </text:span><text:span text:style-name="T1">progressividade</text:span><text:span text:style-name="T5"> do IPTU depende de </text:span><text:span text:style-name="T1">lei municipal</text:span><text:span text:style-name="T5"> e também de </text:span><text:span text:style-name="T1">lei federal</text:span><text:span text:style-name="T5"> (Lei 10.257/2001);</text:span></text:p>
        </text:list-item>
        <text:list-item>
          <text:p text:style-name="P7"><text:span text:style-name="T5">progressividade </text:span><text:span text:style-name="T2">extrafiscal</text:span><text:span text:style-name="T7"> (progressividade “no tempo”)</text:span><text:span text:style-name="T5"> → existe desde a CF88;</text:span></text:p>
        </text:list-item>
        <text:list-item>
          <text:p text:style-name="P7"><text:span text:style-name="T5">progressividade </text:span><text:span text:style-name="T1">fiscal</text:span><text:span text:style-name="T5"> </text:span><text:span text:style-name="T6">(alíquotas progressivas)</text:span><text:span text:style-name="T5"> → somente após a EC 29/00;</text:span></text:p>
        </text:list-item>
        <text:list-item>
          <text:p text:style-name="P8"><text:span text:style-name="T5">STF: é </text:span><text:span text:style-name="T1">inconstitucional </text:span><text:span text:style-name="T5">lei municipal que tenha estabelecido, </text:span><text:span text:style-name="T1">antes</text:span><text:span text:style-name="T5"> da EC 29/01, alíquotas progressivas para o IPTU, salvo se destinada a assegurar o cumprimento da função social;</text:span></text:p>
        </text:list-item>
        <text:list-item>
          <text:p text:style-name="P9"><text:span text:style-name="T5">STF: é </text:span><text:span text:style-name="T1">inconstitucional</text:span><text:span text:style-name="T5"> a fixação de adicional progressivo do IPTU em função do número de imóveis do contribuinte;</text:span></text:p>
        </text:list-item>
      </text:list>
      <text:p text:style-name="P10"/>
      <text:p text:style-name="P12">FG<text:span text:style-name="T5">: propriedade, domínio útil ou posse de imóvel por natureza ou por acessão física localizado na </text:span>zona urbana<text:span text:style-name="T5"> do Município.</text:span></text:p>
      <text:list xml:id="list3262598623" text:style-name="L3">
        <text:list-item>
          <text:p text:style-name="P13">Atenção!<text:span text:style-name="T5"> A lei municipal também pode considerar urbanas as </text:span>áreas urbanizáveis<text:span text:style-name="T5">;</text:span></text:p>
        </text:list-item>
        <text:list-item>
          <text:p text:style-name="P13">zona urbana<text:span text:style-name="T5"> – atender a no mínimo 2 dos requisitos abaixo:</text:span></text:p>
          <text:list>
            <text:list-item>
              <text:p text:style-name="P13"><text:span text:style-name="T5">meio-fio ou calçamento, com canalização de águas pluviais;</text:span></text:p>
            </text:list-item>
            <text:list-item>
              <text:p text:style-name="P13"><text:span text:style-name="T5">abastecimento de água;</text:span></text:p>
            </text:list-item>
            <text:list-item>
              <text:p text:style-name="P13"><text:span text:style-name="T5">sistema de esgotos sanitários;</text:span></text:p>
            </text:list-item>
            <text:list-item>
              <text:p text:style-name="P13"><text:span text:style-name="T5">rede de iluminação pública, com ou sem posteamento p/ distribuição domiciliar;</text:span></text:p>
            </text:list-item>
            <text:list-item>
              <text:p text:style-name="P13"><text:span text:style-name="T5">escola primária ou posto de saúde até 3 km do imóvel considerado;</text:span></text:p>
            </text:list-item>
          </text:list>
        </text:list-item>
        <text:list-item>
          <text:p text:style-name="P13">áreas urbanizáveis <text:span text:style-name="T5">(ou de expansão urbana): loteamentos destinados à habitação, à indústria ou ao comércio.</text:span></text:p>
        </text:list-item>
      </text:list>
      <text:p text:style-name="P10"/>
      <text:p text:style-name="P11"><text:span text:style-name="T5">STJ: o fato de parte de imóvel ser declarado como Área de Preservação Permanente e, além disso, sofrer restrição administrativa consistente na proibição de contruir (nota </text:span><text:span text:style-name="T8">non aedificandi</text:span><text:span text:style-name="T11">) </text:span><text:span text:style-name="T10">não impede a incidência do IPTU sobre toda a área do imóvel</text:span><text:span text:style-name="T11">. Cuida-se de um ônus a ser suportado, o que </text:span><text:span text:style-name="T10">não gera cerceamento total da disposição, utilização ou alienação da propriedade</text:span><text:span text:style-name="T11">, como ocorre, por exemplo, nas desapropriações.</text:span></text:p>
      <text:p text:style-name="P11"><text:span text:style-name="T11"/></text:p>
      <text:p text:style-name="P14"><text:soft-page-break/><text:span text:style-name="T11">STJ: incide ITR em imóvel localizado em zona urbana que seja usado para atividades de extração vegetal, agrícola, pecuária ou agroindustrial.</text:span></text:p>
      <text:p text:style-name="P14"><text:span text:style-name="T11"/></text:p>
      <text:p text:style-name="P15"><text:span text:style-name="T10">BC</text:span><text:span text:style-name="T11">: valor venal do imóvel.</text:span></text:p>
      <text:p text:style-name="P15"><text:span text:style-name="T11"/></text:p>
      <text:p text:style-name="P15"><text:span text:style-name="T11">EC 29/00 </text:span><text:span text:style-name="T10">permitiu</text:span><text:span text:style-name="T11"> (facultado) que as alíquotas do IPTU sejam </text:span><text:span text:style-name="T10">diferentes </text:span><text:span text:style-name="T11">de acordo com a localização e com o uso do imóvel.</text:span></text:p>
      <text:list xml:id="list2232822107" text:style-name="L4">
        <text:list-item>
          <text:p text:style-name="P16"><text:span text:style-name="T10">Atenção!</text:span><text:span text:style-name="T11"> Isso NÃO é progressividade, <text:s/>não confundir!</text:span></text:p>
        </text:list-item>
      </text:list>
      <text:p text:style-name="P17"><text:span text:style-name="T11"/></text:p>
      <text:p text:style-name="P18"><text:span text:style-name="T11">STF: é </text:span><text:span text:style-name="T10">constitucional</text:span><text:span text:style-name="T11"> lei municipal que reduz o IPTU ocupado pela residência do proprietário, que não possua outro.</text:span></text:p>
      <text:p text:style-name="P18"><text:span text:style-name="T11"/></text:p>
      <text:p text:style-name="P19"><text:span text:style-name="T11">STJ: o locatário e o comodatário de imóvel </text:span><text:span text:style-name="T10">não</text:span><text:span text:style-name="T11"> podem ser considerados como contribuintes do IPTU.</text:span></text:p>
      <text:p text:style-name="P19"><text:span text:style-name="T11"/></text:p>
      <text:p text:style-name="P20"><text:span text:style-name="T11">STJ: tanto o </text:span><text:span text:style-name="T10">promitente comprador</text:span><text:span text:style-name="T11"> do imóvel quanto seu </text:span><text:span text:style-name="T10">proprietário/promitente</text:span><text:span text:style-name="T11"> </text:span><text:span text:style-name="T10">vendedor </text:span><text:span text:style-name="T11">são </text:span><text:span text:style-name="T10">contribuintes</text:span><text:span text:style-name="T11"> responsáveis pelo pagamento do IPTU.</text:span></text:p>
      <text:list xml:id="list784038835" text:style-name="L5">
        <text:list-item>
          <text:p text:style-name="P21"><text:span text:style-name="T11">Ou seja, cabe a lei municipal eleger qual deles será o contribuinte.</text:span></text:p>
        </text:list-item>
      </text:list>
      <text:p text:style-name="P22"><text:span text:style-name="T11"/></text:p>
      <text:p text:style-name="P23"><text:span text:style-name="T11">A </text:span><text:span text:style-name="T10">posse </text:span><text:span text:style-name="T9">usocapionem</text:span><text:span text:style-name="T10"> </text:span><text:span text:style-name="T11">é apta a gerar a OT do IPTU, por estar prestes a se transformar em propriedade, havendo verdadeiro </text:span><text:span text:style-name="T8">animus domini</text:span><text:span text:style-name="T11">.</text:span></text:p>
      <text:p text:style-name="P23"><text:span text:style-name="T11"/></text:p>
      <text:p text:style-name="P24"><text:span text:style-name="T10">Lançamento</text:span><text:span text:style-name="T11">: de ofício.</text:span></text:p>
      <text:p text:style-name="P24"><text:span text:style-name="T11"/></text:p>
      <text:p text:style-name="P25"><text:span text:style-name="T11">STJ: o contribuinte do IPTU é notificado do lançamento pelo envio do carnê ao seu endereço.</text:span></text:p>
      <text:p text:style-name="P25"><text:span text:style-name="T11"/></text:p>
      <text:p text:style-name="P25"><text:span text:style-name="T11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57">ITBI</text:p>
          </table:table-cell>
        </table:table-row>
      </table:table>
      <text:list xml:id="list2190632403" text:style-name="L6">
        <text:list-item>
          <text:p text:style-name="P26"><text:span text:style-name="T12">o</text:span><text:span text:style-name="T11"> Município competente para a cobrança do ITBI é aquele da </text:span><text:span text:style-name="T10">situação do bem</text:span><text:span text:style-name="T11">;</text:span></text:p>
        </text:list-item>
        <text:list-item>
          <text:p text:style-name="P27"><text:span text:style-name="T11">transferência de imóvel desapropriado para fins de reforma agrária → imune ao ITBI.</text:span></text:p>
        </text:list-item>
      </text:list>
      <text:p text:style-name="P28"><text:span text:style-name="T11"/></text:p>
      <text:p text:style-name="P29"><text:span text:style-name="T10">FG</text:span><text:span text:style-name="T11">: transmissão </text:span><text:span text:style-name="T8">inter vivos</text:span><text:span text:style-name="T11">, a qualquer título, por ato </text:span><text:span text:style-name="T10">oneroso</text:span><text:span text:style-name="T11">, de bens </text:span><text:span text:style-name="T10">imóveis</text:span><text:span text:style-name="T11">, por natureza ou acessão física, e de direitos reais sobre imóveis, <text:s/></text:span><text:span text:style-name="T10">exceto os de garantia</text:span><text:span text:style-name="T11">, bem como cessão de direitos a sua aquisição.</text:span></text:p>
      <text:list xml:id="list2800722488" text:style-name="L9">
        <text:list-item>
          <text:p text:style-name="P34"><text:span text:style-name="T11">FG ocorre com o </text:span><text:span text:style-name="T10">registro da transmissão</text:span><text:span text:style-name="T11"> da propriedade no Cartório;</text:span></text:p>
        </text:list-item>
        <text:list-item>
          <text:p text:style-name="P34"><text:span text:style-name="T11">mero contrato de compromisso de compra e venda </text:span><text:span text:style-name="T10">não</text:span><text:span text:style-name="T11"> é considerado como FG.</text:span></text:p>
        </text:list-item>
      </text:list>
      <text:p text:style-name="P29"><text:span text:style-name="T11"/></text:p>
      <text:p text:style-name="P30"><text:span text:style-name="T10">Não incide</text:span><text:span text:style-name="T11">:</text:span></text:p>
      <text:list xml:id="list508074864" text:style-name="L7">
        <text:list-item>
          <text:p text:style-name="P31"><text:span text:style-name="T11">na transmissão de bens/direitos incorporados ao patrimônio de PJ em realização de capital;</text:span></text:p>
        </text:list-item>
        <text:list-item>
          <text:p text:style-name="P31"><text:span text:style-name="T11">na transmissão de bens/direitos na fusão, incorporação, cisão ou extinção de PJ, </text:span><text:span text:style-name="T10">salvo se a atividade preponderante do adquirente for venda, locação ou arrendamento mercantil de bens imóveis</text:span><text:span text:style-name="T11">.</text:span></text:p>
        </text:list-item>
      </text:list>
      <text:p text:style-name="P30"><text:span text:style-name="T11"/></text:p>
      <text:p text:style-name="P32"><text:span text:style-name="T11">Só incide sobre os </text:span><text:span text:style-name="T10">modos derivados</text:span><text:span text:style-name="T11"> de aquisição de propriedade.</text:span></text:p>
      <text:list xml:id="list2955458973" text:style-name="L8">
        <text:list-item>
          <text:p text:style-name="P33"><text:span text:style-name="T11">modo </text:span><text:span text:style-name="T10">originário</text:span><text:span text:style-name="T11">: quando não há alienante voluntário → usucapião, desapropriação;</text:span></text:p>
        </text:list-item>
        <text:list-item>
          <text:p text:style-name="P33"><text:span text:style-name="T11">modo </text:span><text:span text:style-name="T10">derivado</text:span><text:span text:style-name="T11">: por meio de contrato ou sucessão hereditária.</text:span></text:p>
        </text:list-item>
      </text:list>
      <text:p text:style-name="P32"><text:span text:style-name="T11"/></text:p>
      <text:p text:style-name="P35"><text:span text:style-name="T11">STJ: </text:span><text:span text:style-name="T10">incide</text:span><text:span text:style-name="T11"> IPTU na arrematação judicial de imóvel em leilão público (hasta pública).</text:span></text:p>
      <text:p text:style-name="P35"><text:span text:style-name="T11"/></text:p>
      <text:p text:style-name="P49"><text:span text:style-name="T14">BC</text:span><text:span text:style-name="T16">: valor venal dos bens ou direitos transmitidos.</text:span></text:p>
      <table:table table:name="Table3" table:style-name="Table3" table:template-name="Default Style">
        <table:table-column table:style-name="Table3.A"/>
        <text:soft-page-break/>
        <table:table-row table:style-name="Table3.1">
          <table:table-cell table:style-name="Table3.A1" office:value-type="string">
            <text:p text:style-name="P56">BC do ITBI <text:span text:style-name="T1">não</text:span> precisa ser igual à do IPTU.</text:p>
            <text:p text:style-name="P56"/>
            <text:p text:style-name="P56">BC do IPTU e do ITBI são o <text:span text:style-name="T1">valor venal</text:span> do imóvel → CORRETO.</text:p>
            <text:p text:style-name="P56">BC do IPTU e do ITBI devem ser iguais → ERRADO.</text:p>
          </table:table-cell>
        </table:table-row>
      </table:table>
      <text:p text:style-name="P36"><text:span text:style-name="T11"/></text:p>
      <text:p text:style-name="P37"><text:span text:style-name="T11">STJ: é </text:span><text:span text:style-name="T10">inconstitucional</text:span><text:span text:style-name="T11"> a lei que estabelece alíquotas progressivas para o ITBI com base no valor venal do imóvel.</text:span></text:p>
      <text:p text:style-name="P37"><text:span text:style-name="T11"/></text:p>
      <text:p text:style-name="P38"><text:span text:style-name="T10">Contribuintes</text:span><text:span text:style-name="T11">: quaisquer das partes na operação tributada.</text:span></text:p>
      <text:p text:style-name="P38"><text:span text:style-name="T11"/></text:p>
      <text:p text:style-name="P38"><text:span text:style-name="T10">Lançamento</text:span><text:span text:style-name="T11">: por declaração.</text:span></text:p>
      <text:p text:style-name="P38"><text:span text:style-name="T11"/></text:p>
      <text:p text:style-name="P38"><text:span text:style-name="T11"/></text:p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58">ISS</text:p>
          </table:table-cell>
        </table:table-row>
      </table:table>
      <text:list xml:id="list1137932526" text:style-name="L10">
        <text:list-item>
          <text:p text:style-name="P39"><text:span text:style-name="T11">Incide sobre serviços </text:span><text:span text:style-name="T10">não compreendidos no campo de incidência do ICMS</text:span><text:span text:style-name="T11">, desde que previstos em </text:span><text:span text:style-name="T10">LC</text:span><text:span text:style-name="T11">;</text:span></text:p>
        </text:list-item>
        <text:list-item>
          <text:p text:style-name="P40"><text:span text:style-name="T11">LC deverá:</text:span></text:p>
          <text:list>
            <text:list-item>
              <text:p text:style-name="P40"><text:span text:style-name="T11">prever alíquotas mínimas e máximas;</text:span></text:p>
            </text:list-item>
            <text:list-item>
              <text:p text:style-name="P40"><text:span text:style-name="T11">excluir a incidêcia de ISS nas exportações;</text:span></text:p>
            </text:list-item>
            <text:list-item>
              <text:p text:style-name="P40"><text:span text:style-name="T11">regular a forma como isenções, incentivos e benefícios fiscais serão concedidos.</text:span></text:p>
            </text:list-item>
          </text:list>
        </text:list-item>
      </text:list>
      <text:p text:style-name="P41"><text:span text:style-name="T11"/></text:p>
      <text:p text:style-name="P42"><text:span text:style-name="T11">STF, SV 31: é </text:span><text:span text:style-name="T10">inconstitucional</text:span><text:span text:style-name="T11"> a cobrança de ISS sobre operações de locação de bens móveis.</text:span></text:p>
      <text:p text:style-name="P42"><text:span text:style-name="T11">STF: a SV 31 </text:span><text:span text:style-name="T10">não</text:span><text:span text:style-name="T11"> exonera a prestação de serviços concomitante à locação de bens móveis do pagamento do ISS. Se houver a mesmo tempo locação de bem móvel e prestação de serviços, o ISS </text:span><text:span text:style-name="T10">incide</text:span><text:span text:style-name="T11"> sobre o segundo fato, sem atingir o primeiro.</text:span></text:p>
      <text:p text:style-name="P42"><text:span text:style-name="T11"/></text:p>
      <text:p text:style-name="P43"><text:span text:style-name="T10">FG</text:span><text:span text:style-name="T11">:</text:span></text:p>
      <text:list xml:id="list8325441" text:style-name="L11">
        <text:list-item>
          <text:p text:style-name="P50"><text:span text:style-name="T17">prestação de serviços constantes de lista anexa, ainda que esses não constituam como atividade preponderante do prestador;</text:span></text:p>
        </text:list-item>
        <text:list-item>
          <text:p text:style-name="P51"><text:span text:style-name="T17">s</text:span><text:span text:style-name="T15">erviço proveniente do exterior do País ou cuja prestação tenha iniciado no exterior do País.</text:span></text:p>
        </text:list-item>
      </text:list>
      <text:p text:style-name="P52"><text:span text:style-name="T15"/></text:p>
      <text:p text:style-name="P53"><text:span text:style-name="T15">STJ: a prestação de serviço de composição gráfica, personalizada e sob encomenda, ainda que envolva o fornecimento de mercadorias, está sujeita, apenas, ao ISS.</text:span></text:p>
      <text:p text:style-name="P53"><text:span text:style-name="T15"/></text:p>
      <text:p text:style-name="P53"><text:span text:style-name="T15">STJ: o fornecimento de concreto, por empreitada, para construção civil, preparado no trajeto até a obra em betoneiras acopladas a caminhões, é prestação de serviço, sujeitando-se apenas a incidência do ISS.</text:span></text:p>
      <text:p text:style-name="P53"><text:span text:style-name="T15"/></text:p>
      <text:p text:style-name="P54"><text:span text:style-name="T15">O Município competente para cobrar o ISS será, em regra, aquele no </text:span><text:span text:style-name="T13">local do estabelecimento prestador</text:span><text:span text:style-name="T15">, ou, na falta deste, no </text:span><text:span text:style-name="T13">local do domicílio do prestador</text:span><text:span text:style-name="T15">. </text:span><text:span text:style-name="T19">Exceções:</text:span></text:p>
      <text:list xml:id="list1878078355" text:style-name="L13">
        <text:list-item>
          <text:p text:style-name="P47"><text:span text:style-name="T20">no local do domicílio do tomador</text:span><text:span text:style-name="T15">:</text:span></text:p>
          <text:list>
            <text:list-item>
              <text:p text:style-name="P47"><text:span text:style-name="T15">serviços de plano de saúde e de atendimento e assistência médico-veterinária;</text:span></text:p>
            </text:list-item>
            <text:list-item>
              <text:p text:style-name="P47"><text:span text:style-name="T15">serviços das administradoras de cartão de crédito ou débito;</text:span></text:p>
            </text:list-item>
            <text:list-item>
              <text:p text:style-name="P47"><text:span text:style-name="T15">serviços de agenciamento, corretagem ou intermediação de contratos de </text:span><text:span text:style-name="T22">leasing</text:span><text:span text:style-name="T15">, de franquia e de faturização, bem como o próprio </text:span><text:span text:style-name="T22">leasing</text:span><text:span text:style-name="T15">.</text:span></text:p>
            </text:list-item>
          </text:list>
        </text:list-item>
      </text:list>
      <text:p text:style-name="P54"><text:span text:style-name="T15"/></text:p>
      <text:p text:style-name="P44"><text:span text:style-name="T15">Também </text:span><text:span text:style-name="T20">incide </text:span><text:span text:style-name="T15">sobre:</text:span></text:p>
      <text:list xml:id="list187637680" text:style-name="L12">
        <text:list-item>
          <text:p text:style-name="P45"><text:span text:style-name="T15">desenvolvimento de software, inclusive jogos;</text:span></text:p>
        </text:list-item>
        <text:list-item>
          <text:p text:style-name="P45"><text:span text:style-name="T15">hospedagem de sites;</text:span></text:p>
        </text:list-item>
        <text:list-item>
          <text:p text:style-name="P45"><text:soft-page-break/><text:span text:style-name="T15">venda de lojas de aplicativos (Google Play, App Store);</text:span></text:p>
        </text:list-item>
        <text:list-item>
          <text:p text:style-name="P45"><text:span text:style-name="T15">serviços de </text:span><text:span text:style-name="T22">streaming</text:span><text:span text:style-name="T15"> (exceto conteúdo de TV por assinatura, que incide ICMS).</text:span></text:p>
        </text:list-item>
      </text:list>
      <text:p text:style-name="P44"><text:span text:style-name="T15"/></text:p>
      <text:p text:style-name="P46"><text:span text:style-name="T20">BC</text:span><text:span text:style-name="T15">: preço do serviço.</text:span></text:p>
      <text:p text:style-name="P46"><text:span text:style-name="T15"/></text:p>
      <text:p text:style-name="P46"><text:span text:style-name="T20">Contribuintes</text:span><text:span text:style-name="T15">: </text:span><text:span text:style-name="T18">prestador de serviços.</text:span></text:p>
      <text:p text:style-name="P46"><text:span text:style-name="T18"/></text:p>
      <text:p text:style-name="P48"><text:span text:style-name="T21">A</text:span><text:span text:style-name="T20">líquota máxima</text:span><text:span text:style-name="T15"> → 5%.</text:span></text:p>
      <text:p text:style-name="P48"><text:span text:style-name="T20">Alíquota mínima</text:span><text:span text:style-name="T15"> → 2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6bd0c" officeooo:paragraph-rsid="0016bd0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Impostos de competência dos Municípios e contribuições sociais da Uni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9:12:37.267000000</meta:creation-date>
    <dc:date>2018-04-18T18:09:56.432000000</dc:date>
    <meta:editing-duration>PT3H42M44S</meta:editing-duration>
    <meta:editing-cycles>49</meta:editing-cycles>
    <meta:generator>LibreOffice/6.0.1.1$Windows_X86_64 LibreOffice_project/60bfb1526849283ce2491346ed2aa51c465abfe6</meta:generator>
    <meta:document-statistic meta:table-count="4" meta:image-count="0" meta:object-count="0" meta:page-count="4" meta:paragraph-count="82" meta:word-count="1169" meta:character-count="7233" meta:non-whitespace-character-count="6179"/>
  </office:meta>
</office:document-meta>
</file>